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7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7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26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09-10" calcext:value-type="date">
            <text:p>10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0-10" calcext:value-type="date">
            <text:p>10/10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5-01-08" calcext:value-type="date">
            <text:p>08/01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4-09" calcext:value-type="date">
            <text:p>09/04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5-08" calcext:value-type="date">
            <text:p>08/05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6-09" calcext:value-type="date">
            <text:p>09/06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8" table:formula="of:=[.C12]-[.F12]" office:value-type="float" office:value="420" calcext:value-type="float">
            <text:p>4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12])" office:value-type="float" office:value="420" calcext:value-type="float">
            <text:p>420,00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day number:style="long"/>
      <number:text>. </number:text>
      <number:month number:textual="true"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""""""""""""""""""""""""""""""""""</number:text>
    </number:number-style>
    <number:number-style style:name="N160">
      <style:text-properties fo:color="#ff0000"/>
      <number:text>(R$""""""""""""""""""""""""""""""""""""""""""""""""""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  <number:text> </number:text>
      <number:am-pm/>
    </number:time-style>
    <number:date-style style:name="N167">
      <number:month number:textual="true"/>
      <number:text> </number:text>
      <number:year/>
    </number:date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time-style style:name="N17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5.242210366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5.2451896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6-27T10:21:05.570594093</dc:date>
    <meta:print-date>2019-11-26T09:35:59.125000000</meta:print-date>
    <dc:language>pt-PT</dc:language>
    <meta:editing-cycles>473</meta:editing-cycles>
    <meta:editing-duration>PT14H10M48S</meta:editing-duration>
    <meta:document-statistic meta:table-count="1" meta:cell-count="89" meta:object-count="0"/>
    <meta:user-defined meta:name="Info 0"/>
    <meta:user-defined meta:name="Info 1"/>
    <meta:user-defined meta:name="Info 2"/>
    <meta:user-defined meta:name="Info 3"/>
  </office:meta>
</office:document-meta>
</file>